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 fo:font-weight="bold" officeooo:rsid="0020a293" officeooo:paragraph-rsid="0020a293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alizador Lexico</text:p>
      <text:p text:style-name="P1">LITERALES = [a-zA-Z_]</text:p>
      <text:p text:style-name="P1">NUMEROS = [0-9]</text:p>
      <text:p text:style-name="P1">ESPACIOS = [ \r\t\b\n\f]</text:p>
      <text:p text:style-name="P1">FINDELINEA = [\r|\n|\r\n]</text:p>
      <text:p text:style-name="P1">IDENTIFICADORES = {LITERALES}({LITERALES}{NUMEROS})*</text:p>
      <text:p text:style-name="P1">/*ALGUNAS COMBINACIONES DE CARACTERES ELEMENTALES <text:s/>---------------------------------*/</text:p>
      <text:p text:style-name="P1">NUMEROSENTEROS = {NUMEROS}+</text:p>
      <text:p text:style-name="P1">DECIMALNUMERO = {NUMEROS}+{PUNTO}{NUMEROS}+</text:p>
      <text:p text:style-name="P1">CADENATEXTO = {COMILLA}({IDENTIFICADORES}{NUMEROSENTEROS}{DECIMALNUMERO}{ESPACIOS})*{COMILLA}</text:p>
      <text:p text:style-name="P1"/>
      <text:p text:style-name="P1">/*atributos basicos <text:s/>---------------------------------*/</text:p>
      <text:p text:style-name="P1">PUNTO = "."</text:p>
      <text:p text:style-name="P1">COMA = ","</text:p>
      <text:p text:style-name="P1">DOSPUNTOS=":"</text:p>
      <text:p text:style-name="P1">PUNTOCOMA=";"</text:p>
      <text:p text:style-name="P1">COMILLA = "\""</text:p>
      <text:p text:style-name="P1">COMILLA_SIMPLE = "'"</text:p>
      <text:p text:style-name="P1"/>
      <text:p text:style-name="P1"/>
      <text:p text:style-name="P1">/*caracteristicas del lenguaje ---------------------------------*/</text:p>
      <text:p text:style-name="P1">IMPORTS = "Import"</text:p>
      <text:p text:style-name="P1">CLASES = "class"</text:p>
      <text:p text:style-name="P1"/>
      <text:p text:style-name="P1">/*Declaracion de variables <text:s/>---------------------------------*/</text:p>
      <text:p text:style-name="P1">THIS = "this"</text:p>
      <text:p text:style-name="P1">NEW = "new"</text:p>
      <text:p text:style-name="P1">/*Asignaciones*/</text:p>
      <text:p text:style-name="P1"/>
      <text:p text:style-name="P1">/*Tipos de datos <text:s/>---------------------------------*/</text:p>
      <text:p text:style-name="P1">INT = "int"</text:p>
      <text:p text:style-name="P1">BOOLEANO = "boolean"</text:p>
      <text:p text:style-name="P1">STRING = "String"</text:p>
      <text:p text:style-name="P1">CARACTER = "char"</text:p>
      <text:p text:style-name="P1">DOUBLE = "double"</text:p>
      <text:p text:style-name="P1">OBJETOS = "Object"</text:p>
      <text:p text:style-name="P1">/*atributos booleanos <text:s/>---------------------------------*/</text:p>
      <text:p text:style-name="P1"/>
      <text:p text:style-name="P1">TRUE = "true"</text:p>
      <text:p text:style-name="P1">FALSE = "false"</text:p>
      <text:p text:style-name="P1">/*Sentencias de control <text:s/>---------------------------------*/</text:p>
      <text:p text:style-name="P1">IF = "if"</text:p>
      <text:p text:style-name="P1">ELSE = "else"</text:p>
      <text:p text:style-name="P1">FOR = "for"</text:p>
      <text:p text:style-name="P1">WHILE = "while"</text:p>
      <text:p text:style-name="P1">DO = "do"</text:p>
      <text:p text:style-name="P1">SWITCH = "switch"</text:p>
      <text:p text:style-name="P1"><text:soft-page-break/>CASE = "case"</text:p>
      <text:p text:style-name="P1">/*Operadores aritmeticos <text:s/>---------------------------------*/</text:p>
      <text:p text:style-name="P1">SIGNO_SUMA = "+"</text:p>
      <text:p text:style-name="P1">SIGNO_RESTA = "-"</text:p>
      <text:p text:style-name="P1">SIGNO_IGUAL = "="</text:p>
      <text:p text:style-name="P1">DIAGONAL = "/"</text:p>
      <text:p text:style-name="P1">ASTERISCO = "*"</text:p>
      <text:p text:style-name="P1"/>
      <text:p text:style-name="P1">/*RELACIONALES <text:s/>---------------------------------*/</text:p>
      <text:p text:style-name="P1">IGUALCOMPARACION = "=="</text:p>
      <text:p text:style-name="P1">DISTINTOCOMPARACION = "!="</text:p>
      <text:p text:style-name="P1">MAYORQUE = "&gt;"</text:p>
      <text:p text:style-name="P1">MENORQUE = "&lt;"</text:p>
      <text:p text:style-name="P1">MAYORIGUAL_QUE = "&gt;="</text:p>
      <text:p text:style-name="P1">MENORIGUAL_QUE = "&lt;="</text:p>
      <text:p text:style-name="P1"/>
      <text:p text:style-name="P1">/*LOGICOS <text:s/>---------------------------------*/</text:p>
      <text:p text:style-name="P1">AND = "&amp;&amp;"</text:p>
      <text:p text:style-name="P1">OR ="||"</text:p>
      <text:p text:style-name="P1"/>
      <text:p text:style-name="P1">/*INCREMENTALES <text:s/>---------------------------------*/</text:p>
      <text:p text:style-name="P1">INCREMENTO = "++"</text:p>
      <text:p text:style-name="P1">DECREMENTO = "--"</text:p>
      <text:p text:style-name="P1">/*DE AGRUPACION <text:s/>---------------------------------*/</text:p>
      <text:p text:style-name="P1">PARENTESISABIERTO = "("</text:p>
      <text:p text:style-name="P1">PARENTESISCERRADO = ")"</text:p>
      <text:p text:style-name="P1">LLAVESABIERTO = "{"</text:p>
      <text:p text:style-name="P1">LLAVESCERRADO = "}"</text:p>
      <text:p text:style-name="P1">CORCHETEABIERTO = "["</text:p>
      <text:p text:style-name="P1">CORCHETECERRADO = "]"</text:p>
      <text:p text:style-name="P1">/*Comentarios</text:p>
      <text:p text:style-name="P1">Los comentarios se componen de dos diagonales o </text:p>
      <text:p text:style-name="P1">de una diagonal con asterisco y su respectivo cierre</text:p>
      <text:p text:style-name="P1"><text:s text:c="2"/>--------------------------------- --------------------------------- ---------------------------------*/</text:p>
      <text:p text:style-name="P1"/>
      <text:p text:style-name="P1">/*seccion de los comentarios <text:s/>---------------------------------*/</text:p>
      <text:p text:style-name="P1">DATOSCOMENTARIO = [^\r\n]</text:p>
      <text:p text:style-name="P1">COMENTARIOSSIMPLES = {DIAGONAL}{DIAGONAL}{DATOSCOMENTARIO}*{FINDELINEA}?</text:p>
      <text:p text:style-name="P1"/>
      <text:p text:style-name="P1">COMENTARIOMULTILINEA = ({DIAGONAL}{ASTERISCO}[^*] ~{ASTERISCO}{DIAGONAL}) | ({MULTILINEASOLO})</text:p>
      <text:p text:style-name="P1">MULTILINEASOLO = {DIAGONAL}{ASTERISCO}{ASTERISCO}+{DIAGONAL}</text:p>
      <text:p text:style-name="P1">/*constructores <text:s/>---------------------------------*/</text:p>
      <text:p text:style-name="P1">VOID = "void"</text:p>
      <text:p text:style-name="P1">/*visibilidad de variables y clases <text:s/>---------------------------------*/</text:p>
      <text:p text:style-name="P1">PRIVATE = "Private"</text:p>
      <text:p text:style-name="P1">PUBLIC = "public"</text:p>
      <text:p text:style-name="P1">PROTECTED = "protected"</text:p>
      <text:p text:style-name="P1"><text:soft-page-break/>FINAL = "final"</text:p>
      <text:p text:style-name="P1"/>
      <text:p text:style-name="P1">/*SENTENCIAS DE SALIDA <text:s text:c="2"/>---------------------------------*/</text:p>
      <text:p text:style-name="P1"/>
      <text:p text:style-name="P1">BREAK = "break"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7T13:30:48.290973651</meta:creation-date>
    <meta:generator>LibreOffice/7.2.6.2$Linux_X86_64 LibreOffice_project/20$Build-2</meta:generator>
    <dc:date>2022-04-07T13:54:10.784342724</dc:date>
    <meta:editing-duration>PT2M49S</meta:editing-duration>
    <meta:editing-cycles>1</meta:editing-cycles>
    <meta:document-statistic meta:table-count="0" meta:image-count="0" meta:object-count="0" meta:page-count="3" meta:paragraph-count="86" meta:word-count="290" meta:character-count="2587" meta:non-whitespace-character-count="2382"/>
  </office:meta>
</office:document-meta>
</file>